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draw:stroke-dash="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stroke-dash="Fine_20_Dashed" svg:stroke-width="0.1cm" svg:stroke-color="#000000" draw:fill="none" draw:fill-color="#ffffff" fo:min-height="0.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stroke-dash="Fine_20_Dashe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stroke-dash="Fine_20_Dashed"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Fine_20_Dashed" svg:stroke-width="0cm" svg:stroke-color="#000000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Fine_20_Dashed" svg:stroke-width="0cm" svg:stroke-color="#000000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draw:stroke-dash="Fine_20_Dashed" svg:stroke-width="0.1cm" svg:stroke-color="#000000" draw:fill="none" draw:fill-color="#ffffff" fo:min-height="0.15cm" fo:padding-top="0.175cm" fo:padding-bottom="0.175cm" fo:padding-left="0.3cm" fo:padding-right="0.3cm"/>
    </style:style>
    <style:style style:name="gr16" style:family="graphic" style:parent-style-name="standard">
      <style:graphic-properties draw:stroke="solid" draw:stroke-dash="Fine_20_Dashed" svg:stroke-width="0cm" svg:stroke-color="#000000" draw:marker-start-width="0.05cm" draw:marker-end-width="0.05cm" draw:fill="none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Fine_20_Dashed" svg:stroke-width="0cm" svg:stroke-color="#000000" draw:marker-start-width="0.05cm" draw:marker-end-width="0.05cm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draw:stroke-dash="Fine_20_Dashed" svg:stroke-width="0.1cm" svg:stroke-color="#000000" draw:fill="none" draw:fill-color="#ffffff" draw:fill-image-width="0cm" draw:fill-image-height="0cm" fo:min-height="0.8cm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" svg:stroke-width="0.1cm" svg:stroke-color="#000000" draw:marker-end="Arrow" draw:marker-end-width="0.3cm" draw:fill="none" draw:fill-color="#ffffff" draw:fill-image-width="0cm" draw:fill-image-height="0cm" draw:textarea-vertical-align="middle" fo:padding-top="0.175cm" fo:padding-bottom="0.175cm" fo:padding-left="0.3cm" fo:padding-right="0.3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cm" svg:height="1.45cm" svg:x="1.5cm" svg:y="2cm">
          <draw:text-box>
            <text:p><text:span text:style-name="T1">Ajouter panier</text:span></text:p>
          </draw:text-box>
        </draw:frame>
        <draw:custom-shape draw:style-name="gr2" draw:text-style-name="P3" xml:id="id1" draw:id="id1" draw:layer="layout" svg:width="1.4cm" svg:height="0.6cm" svg:x="4cm" svg:y="4.4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9cm" svg:height="5.4cm" svg:x="4.3cm" svg:y="6.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4.7cm" svg:y1="5cm" svg:x2="4.75cm" svg:y2="6.6cm" draw:start-shape="id1" draw:start-glue-point="2" draw:end-shape="id2" svg:d="M4700 5000l50 1600" svg:viewBox="0 0 51 1601">
          <text:p/>
        </draw:connector>
        <draw:line draw:style-name="gr5" draw:text-style-name="P2" draw:layer="layout" svg:x1="1.2cm" svg:y1="6.1cm" svg:x2="4.7cm" svg:y2="6.1cm">
          <text:p/>
        </draw:line>
        <draw:frame draw:style-name="gr6" draw:text-style-name="P4" draw:layer="layout" svg:width="3.2cm" svg:height="1.15cm" svg:x="1.1cm" svg:y="5.2cm">
          <draw:text-box>
            <text:p><text:span text:style-name="T3">ajouterPanier</text:span></text:p>
          </draw:text-box>
        </draw:frame>
        <draw:custom-shape draw:style-name="gr7" draw:text-style-name="P3" xml:id="id7" draw:id="id7" draw:layer="layout" svg:width="2.5cm" svg:height="0.6cm" svg:x="8.1cm" svg:y="4.5cm">
          <text:p text:style-name="P2"><text:span text:style-name="T2">consom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9cm" svg:height="0.6cm" svg:x="13.7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cm" svg:height="0.6cm" svg:x="4.3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2.5cm" svg:height="0.6cm" svg:x="13.4cm" svg:y="4.4cm">
          <text:p text:style-name="P2"><text:span text:style-name="T2">ingréd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" draw:id="id4" draw:layer="layout" svg:width="0.8cm" svg:height="1.3cm" svg:x="9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3" draw:id="id3" draw:layer="layout" svg:width="0.9cm" svg:height="1.3cm" svg:x="4.3cm" svg:y="7.6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5.2cm" svg:y1="8.25cm" svg:x2="9cm" svg:y2="8.25cm" draw:start-shape="id3" draw:start-glue-point="1" draw:end-shape="id4" draw:end-glue-point="3" svg:d="M5200 8250h3800" svg:viewBox="0 0 3801 1">
          <text:p/>
        </draw:connector>
        <draw:frame draw:style-name="gr6" draw:text-style-name="P5" draw:layer="layout" svg:width="3.7cm" svg:height="1.15cm" svg:x="5.4cm" svg:y="7.4cm">
          <draw:text-box>
            <text:p text:style-name="P5"><text:span text:style-name="T4">décompterStock</text:span></text:p>
          </draw:text-box>
        </draw:frame>
        <draw:custom-shape draw:style-name="gr13" draw:text-style-name="P2" xml:id="id5" draw:id="id5" draw:layer="layout" svg:width="0.8cm" svg:height="2.1cm" svg:x="9cm" svg:y="8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6" draw:id="id6" draw:layer="layout" svg:width="0.8cm" svg:height="2.1cm" svg:x="14.3cm" svg:y="8.9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9.8cm" svg:y1="9.95cm" svg:x2="14.3cm" svg:y2="9.95cm" draw:start-shape="id5" draw:start-glue-point="1" draw:end-shape="id6" draw:end-glue-point="3" svg:d="M9800 9950h4500" svg:viewBox="0 0 4501 1">
          <text:p/>
        </draw:connector>
        <draw:frame draw:style-name="gr15" draw:text-style-name="P5" draw:layer="layout" svg:width="1.8cm" svg:height="0.749cm" svg:x="11.2cm" svg:y="9.3cm">
          <draw:text-box>
            <text:p text:style-name="P5"><text:span text:style-name="T4">enlever</text:span></text:p>
          </draw:text-box>
        </draw:frame>
        <draw:custom-shape draw:style-name="gr16" draw:text-style-name="P2" draw:layer="layout" svg:width="13.8cm" svg:height="2.5cm" svg:x="2cm" svg:y="8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5cm" svg:height="0.8cm" svg:x="2cm" svg:y="8.7cm">
          <text:p text:style-name="P2">Loop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4cm" svg:height="1.545cm" svg:x="5.2cm" svg:y="8.65cm">
          <draw:text-box>
            <text:p text:style-name="P5"><text:span text:style-name="T4">Sur * ingrédient de la</text:span></text:p>
            <text:p text:style-name="P5"><text:span text:style-name="T4">consommation</text:span></text:p>
          </draw:text-box>
        </draw:frame>
        <draw:custom-shape draw:style-name="gr14" draw:text-style-name="P2" xml:id="id8" draw:id="id8" draw:layer="layout" svg:width="0.8cm" svg:height="3.4cm" svg:x="9cm" svg:y="7.6cm">
          <text:p/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line" svg:x1="9.35cm" svg:y1="5.1cm" svg:x2="9.4cm" svg:y2="7.6cm" draw:start-shape="id7" draw:start-glue-point="2" draw:end-shape="id8" draw:end-glue-point="0" svg:d="M9350 5100l50 2500" svg:viewBox="0 0 51 2501">
          <text:p/>
        </draw:connector>
        <draw:connector draw:style-name="gr19" draw:text-style-name="P2" draw:layer="layout" draw:type="line" svg:x1="14.65cm" svg:y1="5cm" svg:x2="14.7cm" svg:y2="8.9cm" draw:start-shape="id9" draw:start-glue-point="2" draw:end-shape="id6" draw:end-glue-point="0" svg:d="M14650 5000l50 3900" svg:viewBox="0 0 51 3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min Charles</meta:initial-creator>
    <meta:creation-date>2015-04-07T18:46:05.976742783</meta:creation-date>
    <dc:date>2015-04-08T14:46:06.438887978</dc:date>
    <dc:creator>Momin Charles</dc:creator>
    <meta:editing-duration>PT1H32M41S</meta:editing-duration>
    <meta:editing-cycles>13</meta:editing-cycles>
    <meta:generator>LibreOffice/4.2.7.2$Linux_X86_64 LibreOffice_project/420m0$Build-2</meta:generator>
    <meta:document-statistic meta:object-count="24"/>
  </office:meta>
</office:document-meta>
</file>